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70000033CD8D92A79186AAE8E.png" manifest:media-type="image/png"/>
  <manifest:file-entry manifest:full-path="Pictures/100002010000046F000002936FEF4722D43EE108.png" manifest:media-type="image/png"/>
  <manifest:file-entry manifest:full-path="Pictures/1000020100000444000001E5C2E23E47BE0C4F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791"/>
    </style:style>
    <style:style style:name="P2" style:family="paragraph" style:parent-style-name="Standard">
      <style:paragraph-properties fo:break-before="page"/>
      <style:text-properties style:text-underline-style="solid" style:text-underline-type="double" style:text-underline-width="auto" style:text-underline-color="font-color" officeooo:rsid="0019f7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106cm" svg:y="0.522cm" svg:width="17cm" svg:height="7.549cm" draw:z-index="0"><draw:image xlink:href="Pictures/1000020100000444000001E5C2E23E47BE0C4FCB.png" xlink:type="simple" xlink:show="embed" xlink:actuate="onLoad" loext:mime-type="image/png"/></draw:frame><draw:frame draw:style-name="fr1" draw:name="Image2" text:anchor-type="char" svg:x="-0.344cm" svg:y="9.297cm" svg:width="17cm" svg:height="9.869cm" draw:z-index="1"><draw:image xlink:href="Pictures/100002010000046F000002936FEF4722D43EE108.png" xlink:type="simple" xlink:show="embed" xlink:actuate="onLoad" loext:mime-type="image/png"/></draw:frame>D</text:p>
      <text:p text:style-name="P2"><draw:frame draw:style-name="fr1" draw:name="Image3" text:anchor-type="char" svg:x="0.026cm" svg:y="0.728cm" svg:width="17cm" svg:height="12.314cm" draw:z-index="2"><draw:image xlink:href="Pictures/10000201000004770000033CD8D92A79186AAE8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5T09:05:59.821139354</meta:creation-date>
    <dc:date>2024-01-25T10:16:06.767830477</dc:date>
    <meta:editing-duration>PT29M45S</meta:editing-duration>
    <meta:editing-cycles>1</meta:editing-cycles>
    <meta:document-statistic meta:table-count="0" meta:image-count="3" meta:object-count="0" meta:page-count="2" meta:paragraph-count="1" meta:word-count="1" meta:character-count="1" meta:non-whitespace-character-count="1"/>
    <meta:generator>LibreOffice/6.4.7.2$Linux_X86_64 LibreOffice_project/40$Build-2</meta:generator>
  </office:meta>
</office:document-meta>
</file>